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 table:number-rows-repeated="3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 table:number-rows-repeated="2">
          <table:table-cell table:style-name="ce13"/>
          <table:table-cell table:style-name="ce10"/>
          <table:table-cell table:number-columns-repeated="1022"/>
        </table:table-row>
        <table:table-row table:style-name="ro1" table:number-rows-repeated="1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113])" office:value-type="float" office:value="1236.04" calcext:value-type="float">
            <text:p>1236.0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 table:number-rows-repeated="9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117:.C127])" office:value-type="float" office:value="-514.77" calcext:value-type="float">
            <text:p>-514.7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129])" office:value-type="float" office:value="721.27" calcext:value-type="float">
            <text:p>721.27</text:p>
          </table:table-cell>
          <table:table-cell table:number-columns-repeated="1020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00-00-00</text:date>, <text:time style:data-style-name="N2" text:time-value="12:46:40.483383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8T12:47:09.986837820</dc:date>
    <meta:editing-duration>P3DT17H26M9S</meta:editing-duration>
    <meta:editing-cycles>472</meta:editing-cycles>
    <meta:generator>LibreOffice/6.4.7.2$Linux_X86_64 LibreOffice_project/40$Build-2</meta:generator>
    <meta:document-statistic meta:table-count="8" meta:cell-count="1739" meta:object-count="0"/>
  </office:meta>
</office:document-meta>
</file>